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58.9pt"/>
    </style:style>
    <style:style style:name="co18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  <style:style style:name="ce36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4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qty discount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etal frame 3 shelf, fastenerless. 24”x24”x36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sal</text:p>
          </table:table-cell>
          <table:table-cell table:formula="of:=70*3/5" office:value-type="currency" office:currency="USD" office:value="42" calcext:value-type="currency">
            <text:p>$42.00</text:p>
          </table:table-cell>
          <table:table-cell table:style-name="ce4" table:formula="of:=[.D6]*[.B6]" office:value-type="currency" office:currency="USD" office:value="42" calcext:value-type="currency">
            <text:p>$42.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Honeycomb cardboard, 24”x48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ine</text:p>
          </table:table-cell>
          <table:table-cell table:formula="of:=709/40/4" office:value-type="currency" office:currency="USD" office:value="4.43125" calcext:value-type="currency">
            <text:p>$4.43</text:p>
          </table:table-cell>
          <table:table-cell table:style-name="ce4" table:formula="of:=[.D7]*[.B7]" office:value-type="currency" office:currency="USD" office:value="13.29375" calcext:value-type="currency">
            <text:p>$13.29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9.56" calcext:value-type="currency">
            <text:p>$9.56</text:p>
          </table:table-cell>
          <table:table-cell table:style-name="ce4" table:formula="of:=[.D8]*[.B8]" office:value-type="currency" office:currency="USD" office:value="38.24" calcext:value-type="currency">
            <text:p>$38.24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front acrylic, 24x48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master </text:p>
          </table:table-cell>
          <table:table-cell table:formula="of:=33.08/2" office:value-type="currency" office:currency="USD" office:value="16.54" calcext:value-type="currency">
            <text:p>$16.54</text:p>
          </table:table-cell>
          <table:table-cell table:style-name="ce4" table:formula="of:=[.D9]*[.B9]" office:value-type="currency" office:currency="USD" office:value="33.08" calcext:value-type="currency">
            <text:p>$33.0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table:style-name="ce4" table:formula="of:=[.D10]*[.B10]" office:value-type="currency" office:currency="USD" office:value="5" calcext:value-type="currency">
            <text:p>$5.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power strip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table:style-name="ce4" table:formula="of:=[.D11]*[.B11]" office:value-type="currency" office:currency="USD" office:value="25" calcext:value-type="currency">
            <text:p>$25.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smoke dete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table:style-name="ce4" table:formula="of:=[.D12]*[.B12]" office:value-type="currency" office:currency="USD" office:value="15" calcext:value-type="currency">
            <text:p>$15.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style-name="ce4" table:formula="of:=[.D13]*[.B13]" office:value-type="currency" office:currency="USD" office:value="10" calcext:value-type="currency">
            <text:p>$10.00</text:p>
          </table:table-cell>
          <table:table-cell table:style-name="ce4"/>
          <table:table-cell table:number-columns-repeated="1017"/>
        </table:table-row>
        <table:table-row table:style-name="ro1" table:number-rows-repeated="20">
          <table:table-cell table:number-columns-repeated="4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181.61375" calcext:value-type="currency">
            <text:p>$181.61</text:p>
          </table:table-cell>
          <table:table-cell table:style-name="ce4" table:formula="of:=SUM([.F6:.F33])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D19]" office:value-type="currency" office:currency="USD" office:value="207.176206" calcext:value-type="currency">
            <text:p>$207.18</text:p>
          </table:table-cell>
          <table:table-cell table:style-name="ce7" table:formula="of:=[.F35]+['printed parts'.D19]" office:value-type="currency" office:currency="USD" office:value="25.562456" calcext:value-type="currency">
            <text:p>$25.56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4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Twoolhead mount</text:p>
          </table:table-cell>
          <table:table-cell table:formula="of:=([.E4]/1000)*[.$B$16]+([.G4]/60)*([.$B$13]+[.$B$14]+[.$B$15])+([.I4]/60)*[.$B$12]" office:value-type="currency" office:currency="USD" office:value="5.00672" calcext:value-type="currency">
            <text:p>$5.01</text:p>
          </table:table-cell>
          <table:table-cell table:style-name="ce4" table:formula="of:=[.B4]*[.D4]" office:value-type="currency" office:currency="USD" office:value="5.00672" calcext:value-type="currency">
            <text:p>$5.01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/2" office:value-type="float" office:value="55" calcext:value-type="float">
            <text:p>55</text:p>
          </table:table-cell>
          <table:table-cell table:formula="of:=[.G4]*[.D4]" office:value-type="float" office:value="55" calcext:value-type="float">
            <text:p>5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style-name="ce19" table:formula="of:=[.F4]/([.G4]/60)" office:value-type="float" office:value="48" calcext:value-type="float">
            <text:p>48</text:p>
          </table:table-cell>
          <table:table-cell table:style-name="ce4" table:formula="of:=[.B4]/[.E4]" office:value-type="currency" office:currency="USD" office:value="0.113789090909091" calcext:value-type="currency">
            <text:p>$0.11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mount</text:p>
          </table:table-cell>
          <table:table-cell table:formula="of:=([.E5]/1000)*[.$B$16]+([.G5]/60)*([.$B$13]+[.$B$14]+[.$B$15])+([.I5]/60)*[.$B$12]" office:value-type="currency" office:currency="USD" office:value="3.8973" calcext:value-type="currency">
            <text:p>$3.90</text:p>
          </table:table-cell>
          <table:table-cell table:style-name="ce4" table:formula="of:=[.B5]*[.D5]" office:value-type="currency" office:currency="USD" office:value="7.7946" calcext:value-type="currency">
            <text:p>$7.79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E5]*[.D5]" office:value-type="float" office:value="64" calcext:value-type="float">
            <text:p>64</text:p>
          </table:table-cell>
          <table:table-cell table:style-name="ce19" table:formula="of:=225/6" office:value-type="float" office:value="37.5" calcext:value-type="float">
            <text:p>38</text:p>
          </table:table-cell>
          <table:table-cell table:style-name="ce19" table:formula="of:=[.G5]*[.D5]" office:value-type="float" office:value="75" calcext:value-type="float">
            <text:p>75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10" calcext:value-type="float">
            <text:p>10</text:p>
          </table:table-cell>
          <table:table-cell table:style-name="ce19" table:formula="of:=[.F5]/([.G5]/60)" office:value-type="float" office:value="102.4" calcext:value-type="float">
            <text:p>102</text:p>
          </table:table-cell>
          <table:table-cell table:style-name="ce4" table:formula="of:=[.B5]/[.E5]" office:value-type="currency" office:currency="USD" office:value="0.121790625" calcext:value-type="currency">
            <text:p>$0.12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body</text:p>
          </table:table-cell>
          <table:table-cell table:formula="of:=([.E6]/1000)*[.$B$16]+([.G6]/60)*([.$B$13]+[.$B$14]+[.$B$15])+([.I6]/60)*[.$B$12]" office:value-type="currency" office:currency="USD" office:value="6.380568" calcext:value-type="currency">
            <text:p>$6.38</text:p>
          </table:table-cell>
          <table:table-cell table:style-name="ce4" table:formula="of:=[.B6]*[.D6]" office:value-type="currency" office:currency="USD" office:value="12.761136" calcext:value-type="currency">
            <text:p>$12.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E6]*[.D6]" office:value-type="float" office:value="96" calcext:value-type="float">
            <text:p>96</text:p>
          </table:table-cell>
          <table:table-cell table:formula="of:=144/2" office:value-type="float" office:value="72" calcext:value-type="float">
            <text:p>72</text:p>
          </table:table-cell>
          <table:table-cell table:formula="of:=[.G6]*[.D6]" office:value-type="float" office:value="144" calcext:value-type="float">
            <text:p>144</text:p>
          </table:table-cell>
          <table:table-cell table:formula="of:=15/2" office:value-type="float" office:value="7.5" calcext:value-type="float">
            <text:p>7.5</text:p>
          </table:table-cell>
          <table:table-cell table:formula="of:=[.I6]*[.D6]" office:value-type="float" office:value="15" calcext:value-type="float">
            <text:p>15</text:p>
          </table:table-cell>
          <table:table-cell table:style-name="ce19" table:formula="of:=[.F6]/([.G6]/60)" office:value-type="float" office:value="80" calcext:value-type="float">
            <text:p>80</text:p>
          </table:table-cell>
          <table:table-cell table:style-name="ce4" table:formula="of:=[.B6]/[.E6]" office:value-type="currency" office:currency="USD" office:value="0.1329285" calcext:value-type="currency">
            <text:p>$0.13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6])" office:value-type="currency" office:currency="USD" office:value="25.562456" calcext:value-type="currency">
            <text:p>$25.56</text:p>
          </table:table-cell>
          <table:table-cell table:style-name="ce15" table:formula="of:=SUM([.D4:.D6])" office:value-type="float" office:value="5" calcext:value-type="float">
            <text:p>5</text:p>
          </table:table-cell>
          <table:table-cell table:style-name="ce15" table:formula="of:=SUM([.E4:.E6])" office:value-type="float" office:value="124" calcext:value-type="float">
            <text:p>124</text:p>
          </table:table-cell>
          <table:table-cell table:style-name="ce15" table:formula="of:=SUM([.F4:.F6])" office:value-type="float" office:value="204" calcext:value-type="float">
            <text:p>204</text:p>
          </table:table-cell>
          <table:table-cell table:style-name="ce15" table:formula="of:=SUM([.G4:.G6])" office:value-type="float" office:value="164.5" calcext:value-type="float">
            <text:p>165</text:p>
          </table:table-cell>
          <table:table-cell table:style-name="ce15" table:formula="of:=SUM([.H4:.H6])" office:value-type="float" office:value="274" calcext:value-type="float">
            <text:p>274</text:p>
          </table:table-cell>
          <table:table-cell table:style-name="ce15" table:formula="of:=SUM([.I4:.I6])" office:value-type="float" office:value="17.5" calcext:value-type="float">
            <text:p>18</text:p>
          </table:table-cell>
          <table:table-cell table:style-name="ce15" table:formula="of:=SUM([.J4:.J6])" office:value-type="float" office:value="30" calcext:value-type="float">
            <text:p>30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6])" office:value-type="currency" office:currency="USD" office:value="5.09486266666667" calcext:value-type="currency">
            <text:p>$5.09</text:p>
          </table:table-cell>
          <table:table-cell table:style-name="ce4"/>
          <table:table-cell table:style-name="ce14" table:formula="of:=AVERAGE([.D4:.D6])" office:value-type="float" office:value="1.66666666666667" calcext:value-type="float">
            <text:p>1.7</text:p>
          </table:table-cell>
          <table:table-cell table:style-name="ce15" table:formula="of:=AVERAGE([.E4:.E6])" office:value-type="float" office:value="41.3333333333333" calcext:value-type="float">
            <text:p>41</text:p>
          </table:table-cell>
          <table:table-cell table:style-name="ce15" table:formula="of:=AVERAGE([.F4:.F6])" office:value-type="float" office:value="68" calcext:value-type="float">
            <text:p>68</text:p>
          </table:table-cell>
          <table:table-cell table:style-name="ce15" table:formula="of:=AVERAGE([.G4:.G6])" office:value-type="float" office:value="54.8333333333333" calcext:value-type="float">
            <text:p>55</text:p>
          </table:table-cell>
          <table:table-cell table:style-name="ce15" table:formula="of:=AVERAGE([.H4:.H6])" office:value-type="float" office:value="91.3333333333333" calcext:value-type="float">
            <text:p>91</text:p>
          </table:table-cell>
          <table:table-cell table:style-name="ce15" table:formula="of:=AVERAGE([.I4:.I6])" office:value-type="float" office:value="5.83333333333333" calcext:value-type="float">
            <text:p>6</text:p>
          </table:table-cell>
          <table:table-cell table:style-name="ce15" table:formula="of:=AVERAGE([.J4:.J6])" office:value-type="float" office:value="10" calcext:value-type="float">
            <text:p>10</text:p>
          </table:table-cell>
          <table:table-cell table:style-name="ce15" table:formula="of:=AVERAGE([.K4:.K6])" office:value-type="float" office:value="76.8" calcext:value-type="float">
            <text:p>77</text:p>
          </table:table-cell>
          <table:table-cell table:style-name="ce4" table:formula="of:=AVERAGE([.L4:.L6])" office:value-type="currency" office:currency="USD" office:value="0.122836071969697" calcext:value-type="currency">
            <text:p>$0.12</text:p>
          </table:table-cell>
          <table:table-cell table:style-name="ce4" table:formula="of:=AVERAGE([#REF!];[#REF!];[.L6])" office:value-type="string" office:string-value="" calcext:value-type="error">
            <text:p>#REF!</text:p>
          </table:table-cell>
          <table:table-cell table:style-name="ce4" table:formula="of:=AVERAGE([#REF!];[.L5]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8]/60)*[.B12]" office:value-type="currency" office:currency="USD" office:value="7.5" calcext:value-type="currency">
            <text:p>$7.50</text:p>
          </table:table-cell>
          <table:table-cell table:style-name="ce18" table:formula="of:=[.D12]/[.D$19]" office:value-type="percentage" office:value="0.293399038026706" calcext:value-type="percentage">
            <text:p>29.34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9" table:formula="of:=AVERAGE([.K6:.K6];[#REF!]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)" office:value-type="currency" office:currency="USD" office:value="1.9" calcext:value-type="currency">
            <text:p>$1.90</text:p>
          </table:table-cell>
          <table:table-cell table:style-name="ce4"/>
          <table:table-cell table:style-name="ce4" table:formula="of:=([.H8]/60)*[.B13]" office:value-type="currency" office:currency="USD" office:value="8.67666666666667" calcext:value-type="currency">
            <text:p>$8.68</text:p>
          </table:table-cell>
          <table:table-cell table:style-name="ce18" table:formula="of:=[.D13]/[.D$19]" office:value-type="percentage" office:value="0.339430087103785" calcext:value-type="percentage">
            <text:p>33.94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9" table:formula="of:=AVERAGE([.K4];[.K5];[#REF!]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8]/60)*[.B14]" office:value-type="currency" office:currency="USD" office:value="0.456666666666667" calcext:value-type="currency">
            <text:p>$0.46</text:p>
          </table:table-cell>
          <table:table-cell table:style-name="ce18" table:formula="of:=[.D14]/[.D$19]" office:value-type="percentage" office:value="0.017864741426515" calcext:value-type="percentage">
            <text:p>1.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8]/60)*[.B15]" office:value-type="currency" office:currency="USD" office:value="0.167322666666667" calcext:value-type="currency">
            <text:p>$0.17</text:p>
          </table:table-cell>
          <table:table-cell table:style-name="ce18" table:formula="of:=[.D15]/[.D$19]" office:value-type="percentage" office:value="0.00654564125867509" calcext:value-type="percentage">
            <text:p>0.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/>
          <table:table-cell table:style-name="ce4" table:formula="of:=([.$F$8]/1000)*[.B16]" office:value-type="currency" office:currency="USD" office:value="8.7618" calcext:value-type="currency">
            <text:p>$8.76</text:p>
          </table:table-cell>
          <table:table-cell table:style-name="ce18" table:formula="of:=[.D16]/[.D19]" office:value-type="percentage" office:value="0.342760492184319" calcext:value-type="percentage">
            <text:p>34.28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16]+[.D12]+[.D13]+[.D14]+[.D15]" office:value-type="currency" office:currency="USD" office:value="25.562456" calcext:value-type="currency">
            <text:p>$25.56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funding_calculator" table:style-name="ta1">
        <table:table-column table:style-name="co16" table:default-cell-style-name="ce27"/>
        <table:table-column table:style-name="co17" table:default-cell-style-name="ce33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6"/>
        </table:table-row>
        <table:table-row table:style-name="ro1">
          <table:table-cell table:style-name="Default"/>
          <table:table-cell table:style-name="ce30"/>
          <table:table-cell table:number-columns-repeated="6"/>
        </table:table-row>
        <table:table-row table:style-name="ro4">
          <table:table-cell table:style-name="ce26" office:value-type="string" calcext:value-type="string" table:number-columns-spanned="2" table:number-rows-spanned="1">
            <text:p>Twoolhead funding goal calculator</text:p>
          </table:table-cell>
          <table:covered-table-cell table:style-name="ce30"/>
          <table:table-cell table:number-columns-repeated="6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6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7]" office:value-type="float" office:value="207.176206" calcext:value-type="float">
            <text:p>$207.18</text:p>
          </table:table-cell>
          <table:table-cell table:number-columns-repeated="6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8887.04824" calcext:value-type="float">
            <text:p>$8,887.05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40" calcext:value-type="float">
            <text:p>$40.0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4:.B8])" office:value-type="float" office:value="9189.224446" calcext:value-type="float">
            <text:p>$9,189.22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229.73061115" calcext:value-type="float">
            <text:p>$229.73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45" calcext:value-type="float">
            <text:p>$45.0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1989.224446" calcext:value-type="float">
            <text:p>$11,989.22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359.687508934" calcext:value-type="float">
            <text:p>$359.69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839.24571122" calcext:value-type="float">
            <text:p>$839.25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13188.157666154" calcext:value-type="float">
            <text:p>$13,188.16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329.70394165385" calcext:value-type="float">
            <text:p>$329.70</text:p>
          </table:table-cell>
          <table:table-cell/>
          <table:table-cell table:style-name="ce4"/>
          <table:table-cell table:number-columns-repeated="4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99.97333050385" calcext:value-type="float">
            <text:p>$99.97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discount on 3 minis</text:p>
          </table:table-cell>
          <table:table-cell table:formula="of:=1250*3*0.15" office:value-type="float" office:value="562.5" calcext:value-type="float">
            <text:p>562.5</text:p>
          </table:table-cell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50" calcext:value-type="float">
            <text:p>$450.00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4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30"/>
          <table:table-cell table:number-columns-repeated="6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12150" calcext:value-type="float">
            <text:p>$12,150.0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3972.5" calcext:value-type="float">
            <text:p>$13,972.50</text:p>
          </table:table-cell>
          <table:table-cell/>
          <table:table-cell office:value-type="string" calcext:value-type="string">
            <text:p>profit</text:p>
          </table:table-cell>
          <table:table-cell table:style-name="ce4" table:formula="of:=([.B19]-[.B17])*[.B4]" office:value-type="currency" office:currency="USD" office:value="4811.842333846" calcext:value-type="currency">
            <text:p>$4,811.84</text:p>
          </table:table-cell>
          <table:table-cell table:number-columns-repeated="3"/>
        </table:table-row>
        <table:table-row table:style-name="ro1" table:number-rows-repeated="7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  <table:table-cell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  <table:table-cell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table table:name="Sheet4" table:style-name="ta1">
        <table:table-column table:style-name="co16" table:default-cell-style-name="ce27"/>
        <table:table-column table:style-name="co18" table:default-cell-style-name="ce33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6"/>
        </table:table-row>
        <table:table-row table:style-name="ro1">
          <table:table-cell table:style-name="Default"/>
          <table:table-cell table:style-name="ce30"/>
          <table:table-cell table:number-columns-repeated="6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m3 funding goal calculator</text:p>
          </table:table-cell>
          <table:covered-table-cell table:style-name="ce30"/>
          <table:table-cell table:number-columns-repeated="6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6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7]+3*1250*0.85" office:value-type="float" office:value="3394.676206" calcext:value-type="float">
            <text:p>$3,394.68</text:p>
          </table:table-cell>
          <table:table-cell table:number-columns-repeated="6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17048.38103" calcext:value-type="currency">
            <text:p>$17,048.3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7053.38103" calcext:value-type="float">
            <text:p>$17,053.38</text:p>
          </table:table-cell>
          <table:table-cell table:formula="of:=([.B5]+[.B6])*[.B4]" office:value-type="float" office:value="17048.38103" calcext:value-type="float">
            <text:p>17048.38103</text:p>
          </table:table-cell>
          <table:table-cell table:number-columns-repeated="2"/>
          <table:table-cell table:formula="of:=1250*3" office:value-type="float" office:value="3750" calcext:value-type="float">
            <text:p>3750</text:p>
          </table:table-cell>
          <table:table-cell table:formula="of:=[.F9]+450" office:value-type="float" office:value="4200" calcext:value-type="float">
            <text:p>4200</text:p>
          </table:table-cell>
          <table:table-cell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3410.676206" calcext:value-type="float">
            <text:p>$3,410.68</text:p>
          </table:table-cell>
          <table:table-cell table:number-columns-repeated="4"/>
          <table:table-cell table:formula="of:=4100" office:value-type="float" office:value="4100" calcext:value-type="float">
            <text:p>4100</text:p>
          </table:table-cell>
          <table:table-cell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45" calcext:value-type="float">
            <text:p>$45.0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7403.38103" calcext:value-type="float">
            <text:p>$17,403.3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506.19804987" calcext:value-type="float">
            <text:p>$506.2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218.2366721" calcext:value-type="float">
            <text:p>$1,218.24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19127.81575197" calcext:value-type="float">
            <text:p>$19,127.82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3825.563150394" calcext:value-type="float">
            <text:p>$3,825.56</text:p>
          </table:table-cell>
          <table:table-cell/>
          <table:table-cell table:style-name="ce4"/>
          <table:table-cell table:number-columns-repeated="4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14.886944394" calcext:value-type="float">
            <text:p>$414.89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discount on 3 minis</text:p>
          </table:table-cell>
          <table:table-cell table:formula="of:=1250*3*0.15" office:value-type="float" office:value="562.5" calcext:value-type="float">
            <text:p>562.5</text:p>
          </table:table-cell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100" calcext:value-type="float">
            <text:p>$4,100.00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4"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37" table:formula="of:=CEILING([.B9]/([.B19]-[.B18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30"/>
          <table:table-cell table:number-columns-repeated="6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0500" calcext:value-type="float">
            <text:p>$20,500.0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3575" calcext:value-type="float">
            <text:p>$23,575.00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ce12" office:value-type="string" calcext:value-type="string">
            <text:p>profit</text:p>
          </table:table-cell>
          <table:table-cell table:style-name="ce4" table:formula="of:=([.B19]-[.B17])*[.B4]" office:value-type="currency" office:currency="USD" office:value="1372.18424803" calcext:value-type="currency">
            <text:p>$1,372.18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  <table:table-cell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  <table:table-cell/>
        </table:table-row>
        <calcext:conditional-formats>
          <calcext:conditional-format calcext:target-range-address="Sheet4.B21:Sheet4.B21">
            <calcext:condition calcext:apply-style-name="ConditionalStyle_1" calcext:value="formula-is(LEN(TRIM([.B21]))&gt;0)" calcext:base-cell-address="Sheet4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5:49:31.506843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2-03T16:21:44.360542610</dc:date>
    <meta:editing-duration>P15DT3H15M52S</meta:editing-duration>
    <meta:editing-cycles>18</meta:editing-cycles>
    <meta:generator>LibreOffice/5.2.7.2$Linux_X86_64 LibreOffice_project/20m0$Build-2</meta:generator>
    <meta:document-statistic meta:table-count="4" meta:cell-count="253" meta:object-count="0"/>
  </office:meta>
</office:document-meta>
</file>